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d" svg:font-family="Monospaced"/>
    <style:font-face style:name="Monospaced1" svg:font-family="Monospaced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Monospaced1" fo:font-size="7pt" style:font-size-asian="7pt" style:font-size-complex="7pt"/>
    </style:style>
    <style:style style:name="P2" style:family="paragraph" style:parent-style-name="Preformatted_20_Text">
      <style:text-properties fo:font-variant="normal" fo:text-transform="none" fo:color="#64ae64" style:font-name="Monospaced1" fo:font-size="7pt" fo:font-style="normal" style:font-size-asian="7pt" style:font-size-complex="7pt"/>
    </style:style>
    <style:style style:name="P3" style:family="paragraph" style:parent-style-name="Preformatted_20_Text">
      <style:text-properties fo:font-variant="normal" fo:text-transform="none" fo:color="#b01813" style:font-name="Monospaced1" fo:font-size="7pt" fo:font-style="normal" style:font-size-asian="7pt" style:font-size-complex="7pt"/>
    </style:style>
    <style:style style:name="P4" style:family="paragraph" style:parent-style-name="Preformatted_20_Text">
      <style:text-properties fo:font-variant="normal" fo:text-transform="none" style:font-name="Monospaced1" fo:font-size="7pt" fo:font-style="normal" style:font-size-asian="7pt" style:font-size-complex="7pt"/>
    </style:style>
    <style:style style:name="P5" style:family="paragraph" style:parent-style-name="Preformatted_20_Text">
      <style:text-properties fo:font-variant="normal" fo:text-transform="none" style:font-name="Monospaced1" fo:font-size="7pt" style:font-size-asian="7pt" style:font-size-complex="7pt"/>
    </style:style>
    <style:style style:name="P6" style:family="paragraph" style:parent-style-name="Preformatted_20_Text">
      <style:text-properties style:font-name="Monospaced1" fo:font-size="7pt" style:font-size-asian="7pt" style:font-size-complex="7pt"/>
    </style:style>
    <style:style style:name="P7" style:family="paragraph" style:parent-style-name="Preformatted_20_Text">
      <style:paragraph-properties fo:margin-top="0cm" fo:margin-bottom="0.499cm"/>
      <style:text-properties fo:font-variant="normal" fo:text-transform="none" style:font-name="Monospaced1" fo:font-size="7pt" fo:font-style="normal" style:font-size-asian="7pt" style:font-size-complex="7pt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fo:font-style="normal"/>
    </style:style>
    <style:style style:name="T4" style:family="text">
      <style:text-properties fo:color="#000000" fo:font-style="normal" style:text-underline-style="solid" style:text-underline-width="auto" style:text-underline-color="font-color"/>
    </style:style>
    <style:style style:name="T5" style:family="text">
      <style:text-properties fo:color="#000000" style:font-name="Monospaced" fo:font-style="normal"/>
    </style:style>
    <style:style style:name="T6" style:family="text">
      <style:text-properties fo:color="#000000" style:font-name="Monospaced" fo:font-style="normal" style:text-underline-style="solid" style:text-underline-width="auto" style:text-underline-color="font-color"/>
    </style:style>
    <style:style style:name="T7" style:family="text">
      <style:text-properties fo:color="#5c5c5c"/>
    </style:style>
    <style:style style:name="T8" style:family="text">
      <style:text-properties fo:color="#5c5c5c" fo:font-style="normal"/>
    </style:style>
    <style:style style:name="T9" style:family="text">
      <style:text-properties fo:color="#5c5c5c" style:font-name="Monospaced" fo:font-style="normal"/>
    </style:style>
    <style:style style:name="T10" style:family="text">
      <style:text-properties fo:color="#bc8f8f"/>
    </style:style>
    <style:style style:name="T11" style:family="text">
      <style:text-properties fo:color="#bc8f8f" fo:font-style="normal"/>
    </style:style>
    <style:style style:name="T12" style:family="text">
      <style:text-properties fo:color="#bc8f8f" style:font-name="Monospaced" fo:font-style="normal"/>
    </style:style>
    <style:style style:name="T13" style:family="text">
      <style:text-properties fo:color="#64ae64"/>
    </style:style>
    <style:style style:name="T14" style:family="text">
      <style:text-properties fo:color="#64ae64" fo:font-style="normal"/>
    </style:style>
    <style:style style:name="T15" style:family="text">
      <style:text-properties fo:color="#64ae64" style:font-name="Monospaced" fo:font-style="normal"/>
    </style:style>
    <style:style style:name="T16" style:family="text">
      <style:text-properties fo:color="#b01813"/>
    </style:style>
    <style:style style:name="T17" style:family="text">
      <style:text-properties fo:color="#4a55db"/>
    </style:style>
    <style:style style:name="T18" style:family="text">
      <style:text-properties fo:color="#4a55db" fo:font-style="normal"/>
    </style:style>
    <style:style style:name="T19" style:family="text">
      <style:text-properties fo:color="#4a55db" style:font-name="Monospaced" fo:font-style="normal"/>
    </style:style>
    <style:style style:name="T20" style:family="text">
      <style:text-properties fo:color="#834310"/>
    </style:style>
    <style:style style:name="T21" style:family="text">
      <style:text-properties fo:color="#834310" fo:font-style="normal"/>
    </style:style>
    <style:style style:name="T22" style:family="text">
      <style:text-properties fo:color="#834310" style:font-name="Monospaced" fo:font-style="normal"/>
    </style:style>
    <style:style style:name="T23" style:family="text">
      <style:text-properties fo:font-style="normal"/>
    </style:style>
    <style:style style:name="T24" style:family="text">
      <style:text-properties style:font-name="Monospaced" fo:font-style="normal"/>
    </style:style>
    <style:style style:name="T25" style:family="text">
      <style:text-properties fo:color="#32b9b9"/>
    </style:style>
    <style:style style:name="T26" style:family="text">
      <style:text-properties fo:color="#32b9b9" fo:font-style="normal"/>
    </style:style>
    <style:style style:name="T27" style:family="text">
      <style:text-properties fo:color="#32b9b9" style:font-name="Monospaced" fo:font-style="normal"/>
    </style:style>
    <style:style style:name="T28" style:family="text">
      <style:text-properties fo:color="#aaaaaa"/>
    </style:style>
    <style:style style:name="T29" style:family="text">
      <style:text-properties fo:color="#aaaaaa" fo:font-style="normal"/>
    </style:style>
    <style:style style:name="T30" style:family="text">
      <style:text-properties fo:color="#aaaaaa" style:font-name="Monospaced" fo:font-style="normal"/>
    </style:style>
    <style:style style:name="T31" style:family="text">
      <style:text-properties fo:color="#ffaa00" fo:font-style="normal"/>
    </style:style>
    <style:style style:name="T32" style:family="text">
      <style:text-properties fo:color="#ffaa00" style:font-name="Monospaced" fo:font-style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 </text:p>
      <text:p text:style-name="P2">// </text:p>
      <text:p text:style-name="P2">// <text:s text:c="2"/>Example for a communication interface from ORTD using UDP datagrams to e.g.</text:p>
      <text:p text:style-name="P2">// <text:s text:c="2"/>nodejs. </text:p>
      <text:p text:style-name="P2">// <text:s text:c="2"/>The file webinterface/webappUDP.js is the counterpart that provides a </text:p>
      <text:p text:style-name="P2">// <text:s text:c="2"/>web-interface to control a oscillator-system in this example.</text:p>
      <text:p text:style-name="P2">// <text:s text:c="2"/></text:p>
      <text:p text:style-name="P2">// <text:s text:c="2"/>For more details, please consider the readme-file.</text:p>
      <text:p text:style-name="P2">// </text:p>
      <text:p text:style-name="P6"/>
      <text:p text:style-name="P2">// The name of the program</text:p>
      <text:p text:style-name="P4"><text:span text:style-name="T1">ProgramName</text:span> <text:span text:style-name="T7">=</text:span> <text:span text:style-name="T10">'UDPio'</text:span><text:span text:style-name="T1">;</text:span> <text:span text:style-name="T13">// must be the filename without .sce</text:span></text:p>
      <text:p text:style-name="P6"/>
      <text:p text:style-name="P2">// And example-system that is controlled via UDP and one step further with the Web-gui</text:p>
      <text:p text:style-name="P2">// Superblock: A more complex oscillator with damping</text:p>
      <text:p text:style-name="P4"><text:span text:style-name="T16">function</text:span> <text:span text:style-name="T17">[</text:span><text:span text:style-name="T20">sim</text:span><text:span text:style-name="T1">, </text:span><text:span text:style-name="T20">x</text:span><text:span text:style-name="T1">, </text:span><text:span text:style-name="T20">v</text:span><text:span text:style-name="T17">]</text:span><text:span text:style-name="T7">=</text:span><text:span text:style-name="T2">damped_oscillator</text:span><text:span text:style-name="T17">(</text:span><text:span text:style-name="T20">sim</text:span><text:span text:style-name="T1">, </text:span><text:span text:style-name="T20">u</text:span><text:span text:style-name="T17">)</text:span></text:p>
      <text:p text:style-name="P5"><text:s text:c="4"/><text:span text:style-name="T14">// create feedback signals</text:span></text:p>
      <text:p text:style-name="P5"><text:s text:c="4"/><text:span text:style-name="T18">[</text:span><text:span text:style-name="T21">sim</text:span><text:span text:style-name="T3">,x_feedback</text:span><text:span text:style-name="T18">]</text:span><text:span text:style-name="T23"> </text:span><text:span text:style-name="T8">=</text:span><text:span text:style-name="T23"> </text:span><text:span text:style-name="T3">libdyn_new_feedback</text:span><text:span text:style-name="T18">(</text:span><text:span text:style-name="T21">sim</text:span><text:span text:style-name="T18">)</text:span><text:span text:style-name="T3">;</text:span></text:p>
      <text:p text:style-name="P6"/>
      <text:p text:style-name="P5"><text:s text:c="8"/><text:span text:style-name="T18">[</text:span><text:span text:style-name="T21">sim</text:span><text:span text:style-name="T3">,v_feedback</text:span><text:span text:style-name="T18">]</text:span><text:span text:style-name="T23"> </text:span><text:span text:style-name="T8">=</text:span><text:span text:style-name="T23"> </text:span><text:span text:style-name="T3">libdyn_new_feedback</text:span><text:span text:style-name="T18">(</text:span><text:span text:style-name="T21">sim</text:span><text:span text:style-name="T18">)</text:span><text:span text:style-name="T3">;</text:span></text:p>
      <text:p text:style-name="P6"/>
      <text:p text:style-name="P5"><text:s text:c="12"/><text:span text:style-name="T14">// use this as a normal signal</text:span></text:p>
      <text:p text:style-name="P5"><text:s text:c="12"/><text:span text:style-name="T18">[</text:span><text:span text:style-name="T21">sim</text:span><text:span text:style-name="T3">,a</text:span><text:span text:style-name="T18">]</text:span><text:span text:style-name="T23"> </text:span><text:span text:style-name="T8">=</text:span><text:span text:style-name="T23"> </text:span><text:span text:style-name="T3">ld_add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26">list</text:span><text:span text:style-name="T18">(</text:span><text:span text:style-name="T21">u</text:span><text:span text:style-name="T3">,</text:span><text:span text:style-name="T23"> </text:span><text:span text:style-name="T3">x_feedback</text:span><text:span text:style-name="T18">)</text:span><text:span text:style-name="T3">,</text:span><text:span text:style-name="T23"> </text:span><text:span text:style-name="T18">[</text:span><text:span text:style-name="T11">1</text:span><text:span text:style-name="T3">,</text:span><text:span text:style-name="T23"> </text:span><text:span text:style-name="T8">-</text:span><text:span text:style-name="T11">1</text:span><text:span text:style-name="T18">])</text:span><text:span text:style-name="T3">;</text:span></text:p>
      <text:p text:style-name="P5"><text:s text:c="12"/><text:span text:style-name="T18">[</text:span><text:span text:style-name="T21">sim</text:span><text:span text:style-name="T3">,a</text:span><text:span text:style-name="T18">]</text:span><text:span text:style-name="T23"> </text:span><text:span text:style-name="T8">=</text:span><text:span text:style-name="T23"> </text:span><text:span text:style-name="T3">ld_add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26">list</text:span><text:span text:style-name="T18">(</text:span><text:span text:style-name="T3">a,</text:span><text:span text:style-name="T23"> </text:span><text:span text:style-name="T3">v_feedback</text:span><text:span text:style-name="T18">)</text:span><text:span text:style-name="T3">,</text:span><text:span text:style-name="T23"> </text:span><text:span text:style-name="T18">[</text:span><text:span text:style-name="T11">1</text:span><text:span text:style-name="T3">,</text:span><text:span text:style-name="T23"> </text:span><text:span text:style-name="T8">-</text:span><text:span text:style-name="T11">1</text:span><text:span text:style-name="T18">])</text:span><text:span text:style-name="T3">;</text:span></text:p>
      <text:p text:style-name="P5"><text:s text:c="4"/></text:p>
      <text:p text:style-name="P5"><text:s text:c="12"/><text:span text:style-name="T18">[</text:span><text:span text:style-name="T21">sim</text:span><text:span text:style-name="T3">,</text:span><text:span text:style-name="T21">v</text:span><text:span text:style-name="T18">]</text:span><text:span text:style-name="T23"> </text:span><text:span text:style-name="T8">=</text:span><text:span text:style-name="T23"> </text:span><text:span text:style-name="T3">ld_z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a,</text:span><text:span text:style-name="T23"> </text:span><text:span text:style-name="T11">1</text:span><text:span text:style-name="T8">/</text:span><text:span text:style-name="T18">(</text:span><text:span text:style-name="T3">z</text:span><text:span text:style-name="T8">-</text:span><text:span text:style-name="T11">1</text:span><text:span text:style-name="T18">)</text:span><text:span text:style-name="T23"> </text:span><text:span text:style-name="T8">*</text:span><text:span text:style-name="T23"> </text:span><text:span text:style-name="T3">T_a</text:span><text:span text:style-name="T23"> </text:span><text:span text:style-name="T18">)</text:span><text:span text:style-name="T3">;</text:span><text:span text:style-name="T23"> </text:span><text:span text:style-name="T14">// Integrator approximation</text:span></text:p>
      <text:p text:style-name="P5"><text:s text:c="4"/></text:p>
      <text:p text:style-name="P5"><text:s text:c="12"/><text:span text:style-name="T14">// feedback gain</text:span></text:p>
      <text:p text:style-name="P5"><text:s text:c="12"/><text:span text:style-name="T18">[</text:span><text:span text:style-name="T21">sim</text:span><text:span text:style-name="T3">,v_gain</text:span><text:span text:style-name="T18">]</text:span><text:span text:style-name="T23"> </text:span><text:span text:style-name="T8">=</text:span><text:span text:style-name="T23"> </text:span><text:span text:style-name="T3">ld_gain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21">v</text:span><text:span text:style-name="T3">,</text:span><text:span text:style-name="T23"> </text:span><text:span text:style-name="T11">0.1</text:span><text:span text:style-name="T18">)</text:span><text:span text:style-name="T3">;</text:span></text:p>
      <text:p text:style-name="P5"><text:s text:c="4"/></text:p>
      <text:p text:style-name="P5"><text:s text:c="12"/><text:span text:style-name="T14">// close loop v_gain = v_feedback</text:span></text:p>
      <text:p text:style-name="P5"><text:s text:c="8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ibdyn_close_loop</text:span><text:span text:style-name="T18">(</text:span><text:span text:style-name="T21">sim</text:span><text:span text:style-name="T3">,</text:span><text:span text:style-name="T23"> </text:span><text:span text:style-name="T3">v_gain,</text:span><text:span text:style-name="T23"> </text:span><text:span text:style-name="T3">v_feedback</text:span><text:span text:style-name="T18">)</text:span><text:span text:style-name="T3">;</text:span></text:p>
      <text:p text:style-name="P5"><text:s text:c="4"/></text:p>
      <text:p text:style-name="P5"><text:s text:c="4"/></text:p>
      <text:p text:style-name="P5"><text:s text:c="8"/><text:span text:style-name="T18">[</text:span><text:span text:style-name="T21">sim</text:span><text:span text:style-name="T3">,</text:span><text:span text:style-name="T21">x</text:span><text:span text:style-name="T18">]</text:span><text:span text:style-name="T23"> </text:span><text:span text:style-name="T8">=</text:span><text:span text:style-name="T23"> </text:span><text:span text:style-name="T3">ld_z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21">v</text:span><text:span text:style-name="T3">,</text:span><text:span text:style-name="T23"> </text:span><text:span text:style-name="T11">1</text:span><text:span text:style-name="T8">/</text:span><text:span text:style-name="T18">(</text:span><text:span text:style-name="T3">z</text:span><text:span text:style-name="T8">-</text:span><text:span text:style-name="T11">1</text:span><text:span text:style-name="T18">)</text:span><text:span text:style-name="T23"> </text:span><text:span text:style-name="T8">*</text:span><text:span text:style-name="T23"> </text:span><text:span text:style-name="T3">T_a</text:span><text:span text:style-name="T23"> </text:span><text:span text:style-name="T18">)</text:span><text:span text:style-name="T3">;</text:span><text:span text:style-name="T23"> </text:span><text:span text:style-name="T14">// Integrator approximation <text:s/></text:span></text:p>
      <text:p text:style-name="P5"><text:s text:c="4"/></text:p>
      <text:p text:style-name="P5"><text:s text:c="8"/><text:span text:style-name="T14">// feedback gain</text:span></text:p>
      <text:p text:style-name="P5"><text:s text:c="8"/><text:span text:style-name="T18">[</text:span><text:span text:style-name="T21">sim</text:span><text:span text:style-name="T3">,x_gain</text:span><text:span text:style-name="T18">]</text:span><text:span text:style-name="T23"> </text:span><text:span text:style-name="T8">=</text:span><text:span text:style-name="T23"> </text:span><text:span text:style-name="T3">ld_gain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21">x</text:span><text:span text:style-name="T3">,</text:span><text:span text:style-name="T23"> </text:span><text:span text:style-name="T11">0.6</text:span><text:span text:style-name="T18">)</text:span><text:span text:style-name="T3">;</text:span></text:p>
      <text:p text:style-name="P5"><text:s text:c="4"/></text:p>
      <text:p text:style-name="P5"><text:s text:c="4"/><text:span text:style-name="T14">// close loop x_gain = x_feedback</text:span></text:p>
      <text:p text:style-name="P5"><text:s text:c="4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ibdyn_close_loop</text:span><text:span text:style-name="T18">(</text:span><text:span text:style-name="T21">sim</text:span><text:span text:style-name="T3">,</text:span><text:span text:style-name="T23"> </text:span><text:span text:style-name="T3">x_gain,</text:span><text:span text:style-name="T23"> </text:span><text:span text:style-name="T3">x_feedback</text:span><text:span text:style-name="T18">)</text:span><text:span text:style-name="T3">;</text:span></text:p>
      <text:p text:style-name="P3">endfunction</text:p>
      <text:p text:style-name="P6"/>
      <text:p text:style-name="P2">// The main real-time thread</text:p>
      <text:p text:style-name="P4"><text:span text:style-name="T16">function</text:span> <text:span text:style-name="T17">[</text:span><text:span text:style-name="T20">sim</text:span><text:span text:style-name="T1">, </text:span><text:span text:style-name="T20">outlist</text:span><text:span text:style-name="T1">, </text:span><text:span text:style-name="T20">userdata</text:span><text:span text:style-name="T17">]</text:span><text:span text:style-name="T7">=</text:span><text:span text:style-name="T2">Thread_MainRT</text:span><text:span text:style-name="T17">(</text:span><text:span text:style-name="T20">sim</text:span><text:span text:style-name="T1">, </text:span><text:span text:style-name="T20">inlist</text:span><text:span text:style-name="T1">, </text:span><text:span text:style-name="T20">userdata</text:span><text:span text:style-name="T17">)</text:span></text:p>
      <text:p text:style-name="P5"><text:s text:c="2"/><text:span text:style-name="T18">[</text:span><text:span text:style-name="T21">sim</text:span><text:span text:style-name="T3">,</text:span><text:span text:style-name="T23"> </text:span><text:span text:style-name="T3">Tpause</text:span><text:span text:style-name="T18">]</text:span><text:span text:style-name="T23"> </text:span><text:span text:style-name="T8">=</text:span><text:span text:style-name="T23"> </text:span><text:span text:style-name="T3">ld_const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11">1</text:span><text:span text:style-name="T8">/</text:span><text:span text:style-name="T11">20</text:span><text:span text:style-name="T18">)</text:span><text:span text:style-name="T3">;</text:span><text:span text:style-name="T23"> <text:s/></text:span><text:span text:style-name="T14">// The sampling time that is constant at 20 Hz in this example</text:span></text:p>
      <text:p text:style-name="P5"><text:s text:c="2"/><text:span text:style-name="T18">[</text:span><text:span text:style-name="T21">sim</text:span><text:span text:style-name="T3">,</text:span><text:span text:style-name="T23"> </text:span><text:span text:style-name="T3">out</text:span><text:span text:style-name="T18">]</text:span><text:span text:style-name="T23"> </text:span><text:span text:style-name="T8">=</text:span><text:span text:style-name="T23"> </text:span><text:span text:style-name="T3">ld_ClockSync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in</text:span><text:span text:style-name="T8">=</text:span><text:span text:style-name="T3">Tpause</text:span><text:span text:style-name="T18">)</text:span><text:span text:style-name="T3">;</text:span><text:span text:style-name="T23"> </text:span><text:span text:style-name="T14">// synchronise this simulation</text:span></text:p>
      <text:p text:style-name="P6"/>
      <text:p text:style-name="P5"><text:s text:c="2"/><text:span text:style-name="T14">//</text:span></text:p>
      <text:p text:style-name="P5"><text:s text:c="2"/><text:span text:style-name="T14">// The control system and the remote communication interface</text:span></text:p>
      <text:p text:style-name="P5"><text:s text:c="2"/><text:span text:style-name="T14">//</text:span></text:p>
      <text:p text:style-name="P6"/>
      <text:p text:style-name="P5"><text:s text:c="3"/><text:span text:style-name="T3">Configuration</text:span><text:span text:style-name="T8">.</text:span><text:span text:style-name="T29">UnderlyingProtocoll</text:span><text:span text:style-name="T23"> </text:span><text:span text:style-name="T8">=</text:span><text:span text:style-name="T23"> </text:span><text:span text:style-name="T11">"UDP"</text:span><text:span text:style-name="T3">;</text:span></text:p>
      <text:p text:style-name="P5"><text:s text:c="3"/><text:span text:style-name="T3">Configuration</text:span><text:span text:style-name="T8">.</text:span><text:span text:style-name="T29">DestHost</text:span><text:span text:style-name="T23"> </text:span><text:span text:style-name="T8">=</text:span><text:span text:style-name="T23"> </text:span><text:span text:style-name="T11">"127.0.0.1"</text:span><text:span text:style-name="T3">;</text:span></text:p>
      <text:p text:style-name="P5"><text:s text:c="3"/><text:span text:style-name="T3">Configuration</text:span><text:span text:style-name="T8">.</text:span><text:span text:style-name="T29">DestPort</text:span><text:span text:style-name="T23"> </text:span><text:span text:style-name="T8">=</text:span><text:span text:style-name="T23"> </text:span><text:span text:style-name="T11">20000</text:span><text:span text:style-name="T3">;</text:span></text:p>
      <text:p text:style-name="P5"><text:s text:c="3"/><text:span text:style-name="T3">Configuration</text:span><text:span text:style-name="T8">.</text:span><text:span text:style-name="T29">LocalSocketHost</text:span><text:span text:style-name="T23"> </text:span><text:span text:style-name="T8">=</text:span><text:span text:style-name="T23"> </text:span><text:span text:style-name="T11">"127.0.0.1"</text:span><text:span text:style-name="T3">;</text:span></text:p>
      <text:p text:style-name="P5"><text:s text:c="3"/><text:span text:style-name="T3">Configuration</text:span><text:span text:style-name="T8">.</text:span><text:span text:style-name="T29">LocalSocketPort</text:span><text:span text:style-name="T23"> </text:span><text:span text:style-name="T8">=</text:span><text:span text:style-name="T23"> </text:span><text:span text:style-name="T11">20001</text:span><text:span text:style-name="T3">;</text:span></text:p>
      <text:p text:style-name="P5"><text:s text:c="3"/><text:span text:style-name="T18">[</text:span><text:span text:style-name="T21">sim</text:span><text:span text:style-name="T3">,</text:span><text:span text:style-name="T23"> </text:span><text:span text:style-name="T3">PacketFramework</text:span><text:span text:style-name="T18">]</text:span><text:span text:style-name="T23"> </text:span><text:span text:style-name="T8">=</text:span><text:span text:style-name="T23"> </text:span><text:span text:style-name="T3">ld_PF_InitInstance</text:span><text:span text:style-name="T18">(</text:span><text:span text:style-name="T21">sim</text:span><text:span text:style-name="T3">,</text:span><text:span text:style-name="T23"> </text:span><text:span text:style-name="T3">InstanceName</text:span><text:span text:style-name="T8">=</text:span><text:span text:style-name="T11">"RemoteControl"</text:span><text:span text:style-name="T3">,</text:span><text:span text:style-name="T23"> </text:span><text:span text:style-name="T3">Configuration</text:span><text:span text:style-name="T18">)</text:span></text:p>
      <text:p text:style-name="P6"/>
      <text:p text:style-name="P5"><text:s text:c="3"/><text:span text:style-name="T14">// Add a parameter for controlling the oscillator</text:span></text:p>
      <text:p text:style-name="P5"><text:s text:c="3"/><text:span text:style-name="T18">[</text:span><text:span text:style-name="T21">sim</text:span><text:span text:style-name="T3">,</text:span><text:span text:style-name="T23"> </text:span><text:span text:style-name="T3">PacketFramework,</text:span><text:span text:style-name="T23"> </text:span><text:span text:style-name="T3">Input</text:span><text:span text:style-name="T18">]</text:span><text:span text:style-name="T8">=</text:span><text:span text:style-name="T3">ld_PF_Parameter</text:span><text:span text:style-name="T18">(</text:span><text:span text:style-name="T21">sim</text:span><text:span text:style-name="T3">,</text:span><text:span text:style-name="T23"> </text:span><text:span text:style-name="T3">PacketFramework,</text:span><text:span text:style-name="T23"> </text:span><text:span text:style-name="T3">NValues</text:span><text:span text:style-name="T8">=</text:span><text:span text:style-name="T11">1</text:span><text:span text:style-name="T3">,</text:span><text:span text:style-name="T23"> </text:span><text:span text:style-name="T31">...</text:span></text:p>
      <text:p text:style-name="P5"><text:s text:c="27"/><text:span text:style-name="T3">datatype</text:span><text:span text:style-name="T8">=</text:span><text:span text:style-name="T3">ORTD</text:span><text:span text:style-name="T8">.</text:span><text:span text:style-name="T29">DATATYPE_FLOAT</text:span><text:span text:style-name="T3">,</text:span><text:span text:style-name="T23"> </text:span><text:span text:style-name="T3">ParameterName</text:span><text:span text:style-name="T8">=</text:span><text:span text:style-name="T11">"Oscillator input"</text:span><text:span text:style-name="T18">)</text:span><text:span text:style-name="T3">;</text:span></text:p>
      <text:p text:style-name="P6"/>
      <text:p text:style-name="P5"><text:s text:c="3"/><text:span text:style-name="T14">// some some more parameters</text:span></text:p>
      <text:p text:style-name="P5"><text:s text:c="3"/><text:span text:style-name="T18">[</text:span><text:span text:style-name="T21">sim</text:span><text:span text:style-name="T3">,</text:span><text:span text:style-name="T23"> </text:span><text:span text:style-name="T3">PacketFramework,</text:span><text:span text:style-name="T23"> </text:span><text:span text:style-name="T3">AParVector</text:span><text:span text:style-name="T18">]</text:span><text:span text:style-name="T8">=</text:span><text:span text:style-name="T3">ld_PF_Parameter</text:span><text:span text:style-name="T18">(</text:span><text:span text:style-name="T21">sim</text:span><text:span text:style-name="T3">,</text:span><text:span text:style-name="T23"> </text:span><text:span text:style-name="T3">PacketFramework,</text:span><text:span text:style-name="T23"> </text:span><text:span text:style-name="T3">NValues</text:span><text:span text:style-name="T8">=</text:span><text:span text:style-name="T11">10</text:span><text:span text:style-name="T3">,</text:span><text:span text:style-name="T23"> </text:span><text:span text:style-name="T31">...</text:span></text:p>
      <text:p text:style-name="P5"><text:s text:c="27"/><text:span text:style-name="T3">datatype</text:span><text:span text:style-name="T8">=</text:span><text:span text:style-name="T3">ORTD</text:span><text:span text:style-name="T8">.</text:span><text:span text:style-name="T29">DATATYPE_FLOAT</text:span><text:span text:style-name="T3">,</text:span><text:span text:style-name="T23"> </text:span><text:span text:style-name="T3">ParameterName</text:span><text:span text:style-name="T8">=</text:span><text:span text:style-name="T11">"A vectorial parameter"</text:span><text:span text:style-name="T18">)</text:span><text:span text:style-name="T3">;</text:span></text:p>
      <text:p text:style-name="P5"><text:s text:c="3"/><text:span text:style-name="T18">[</text:span><text:span text:style-name="T21">sim</text:span><text:span text:style-name="T3">,</text:span><text:span text:style-name="T23"> </text:span><text:span text:style-name="T3">PacketFramework,</text:span><text:span text:style-name="T23"> </text:span><text:span text:style-name="T3">par2</text:span><text:span text:style-name="T18">]</text:span><text:span text:style-name="T8">=</text:span><text:span text:style-name="T3">ld_PF_Parameter</text:span><text:span text:style-name="T18">(</text:span><text:span text:style-name="T21">sim</text:span><text:span text:style-name="T3">,</text:span><text:span text:style-name="T23"> </text:span><text:span text:style-name="T3">PacketFramework,</text:span><text:span text:style-name="T23"> </text:span><text:span text:style-name="T3">NValues</text:span><text:span text:style-name="T8">=</text:span><text:span text:style-name="T11">2</text:span><text:span text:style-name="T3">,</text:span><text:span text:style-name="T23"> </text:span><text:span text:style-name="T31">...</text:span></text:p>
      <text:p text:style-name="P5"><text:s text:c="27"/><text:span text:style-name="T3">datatype</text:span><text:span text:style-name="T8">=</text:span><text:span text:style-name="T3">ORTD</text:span><text:span text:style-name="T8">.</text:span><text:span text:style-name="T29">DATATYPE_FLOAT</text:span><text:span text:style-name="T3">,</text:span><text:span text:style-name="T23"> </text:span><text:span text:style-name="T3">ParameterName</text:span><text:span text:style-name="T8">=</text:span><text:span text:style-name="T11">"Test"</text:span><text:span text:style-name="T18">)</text:span><text:span text:style-name="T3">;</text:span></text:p>
      <text:p text:style-name="P6"/>
      <text:p text:style-name="P5"><text:s text:c="3"/><text:span text:style-name="T14">// printf these parameters</text:span></text:p>
      <text:p text:style-name="P5"><text:s text:c="3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prin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Input,</text:span><text:span text:style-name="T23"> </text:span><text:span text:style-name="T11">"Oscillator input "</text:span><text:span text:style-name="T3">,</text:span><text:span text:style-name="T23"> </text:span><text:span text:style-name="T11">1</text:span><text:span text:style-name="T18">)</text:span><text:span text:style-name="T3">;</text:span></text:p>
      <text:p text:style-name="P5"><text:s text:c="3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prin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par2,</text:span><text:span text:style-name="T23"> </text:span><text:span text:style-name="T11">"Test "</text:span><text:span text:style-name="T3">,</text:span><text:span text:style-name="T23"> </text:span><text:span text:style-name="T11">2</text:span><text:span text:style-name="T18">)</text:span><text:span text:style-name="T3">;</text:span></text:p>
      <text:p text:style-name="P5"><text:s text:c="3"/><text:span text:style-name="T18">[</text:span><text:span text:style-name="T21">sim</text:span><text:span text:style-name="T18">]</text:span><text:span text:style-name="T23"> </text:span><text:span text:style-name="T8">=</text:span><text:span text:style-name="T23"> </text:span><text:span text:style-name="T3">ld_printf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">AParVector,</text:span><text:span text:style-name="T23"> </text:span><text:span text:style-name="T11">"A vectorial parameter"</text:span><text:span text:style-name="T3">,</text:span><text:span text:style-name="T23"> </text:span><text:span text:style-name="T11">10</text:span><text:span text:style-name="T18">)</text:span><text:span text:style-name="T3">;</text:span></text:p>
      <text:p text:style-name="P6"/>
      <text:p text:style-name="P5"><text:s text:c="2"/><text:span text:style-name="T14">// The system to control</text:span></text:p>
      <text:p text:style-name="P5"><text:s text:c="2"/><text:span text:style-name="T3">T_a</text:span><text:span text:style-name="T23"> </text:span><text:span text:style-name="T8">=</text:span><text:span text:style-name="T23"> </text:span><text:span text:style-name="T11">0.1</text:span><text:span text:style-name="T3">;</text:span><text:span text:style-name="T23"> </text:span><text:span text:style-name="T18">[</text:span><text:span text:style-name="T21">sim</text:span><text:span text:style-name="T3">,</text:span><text:span text:style-name="T23"> </text:span><text:span text:style-name="T3">x,v</text:span><text:span text:style-name="T18">]</text:span><text:span text:style-name="T23"> </text:span><text:span text:style-name="T8">=</text:span><text:span text:style-name="T23"> </text:span><text:span text:style-name="T4">damped_oscillator</text:span><text:span text:style-name="T18">(</text:span><text:span text:style-name="T21">sim</text:span><text:span text:style-name="T3">,</text:span><text:span text:style-name="T23"> </text:span><text:span text:style-name="T3">Input</text:span><text:span text:style-name="T18">)</text:span><text:span text:style-name="T3">;</text:span></text:p>
      <text:p text:style-name="P6"/>
      <text:p text:style-name="P5"><text:s text:c="2"/><text:span text:style-name="T14">// Stream the data of the oscillator</text:span></text:p>
      <text:p text:style-name="P5"><text:s text:c="2"/><text:span text:style-name="T18">[</text:span><text:span text:style-name="T21">sim</text:span><text:span text:style-name="T3">,</text:span><text:span text:style-name="T23"> </text:span><text:span text:style-name="T3">PacketFramework</text:span><text:span text:style-name="T18">]</text:span><text:span text:style-name="T8">=</text:span><text:span text:style-name="T3">ld_SendPacket</text:span><text:span text:style-name="T18">(</text:span><text:span text:style-name="T21">sim</text:span><text:span text:style-name="T3">,</text:span><text:span text:style-name="T23"> </text:span><text:span text:style-name="T3">PacketFramework,</text:span><text:span text:style-name="T23"> </text:span><text:span text:style-name="T3">Signal</text:span><text:span text:style-name="T8">=</text:span><text:span text:style-name="T3">x,</text:span><text:span text:style-name="T23"> </text:span><text:span text:style-name="T3">NValues_send</text:span><text:span text:style-name="T8">=</text:span><text:span text:style-name="T11">1</text:span><text:span text:style-name="T3">,</text:span><text:span text:style-name="T23"> </text:span><text:span text:style-name="T31">...</text:span></text:p>
      <text:p text:style-name="P5"><text:s text:c="44"/><text:span text:style-name="T3">datatype</text:span><text:span text:style-name="T8">=</text:span><text:span text:style-name="T3">ORTD</text:span><text:span text:style-name="T8">.</text:span><text:span text:style-name="T29">DATATYPE_FLOAT</text:span><text:span text:style-name="T3">,</text:span><text:span text:style-name="T23"> </text:span><text:span text:style-name="T3">SourceName</text:span><text:span text:style-name="T8">=</text:span><text:span text:style-name="T11">"X"</text:span><text:span text:style-name="T18">)</text:span></text:p>
      <text:p text:style-name="P5"><text:s text:c="2"/><text:span text:style-name="T18">[</text:span><text:span text:style-name="T21">sim</text:span><text:span text:style-name="T3">,</text:span><text:span text:style-name="T23"> </text:span><text:span text:style-name="T3">PacketFramework</text:span><text:span text:style-name="T18">]</text:span><text:span text:style-name="T8">=</text:span><text:span text:style-name="T3">ld_SendPacket</text:span><text:span text:style-name="T18">(</text:span><text:span text:style-name="T21">sim</text:span><text:span text:style-name="T3">,</text:span><text:span text:style-name="T23"> </text:span><text:span text:style-name="T3">PacketFramework,</text:span><text:span text:style-name="T23"> </text:span><text:span text:style-name="T3">Signal</text:span><text:span text:style-name="T8">=</text:span><text:span text:style-name="T3">v,</text:span><text:span text:style-name="T23"> </text:span><text:span text:style-name="T3">NValues_send</text:span><text:span text:style-name="T8">=</text:span><text:span text:style-name="T11">1</text:span><text:span text:style-name="T3">,</text:span><text:span text:style-name="T23"> </text:span><text:span text:style-name="T31">...</text:span></text:p>
      <text:p text:style-name="P5"><text:s text:c="44"/><text:span text:style-name="T3">datatype</text:span><text:span text:style-name="T8">=</text:span><text:span text:style-name="T3">ORTD</text:span><text:span text:style-name="T8">.</text:span><text:span text:style-name="T29">DATATYPE_FLOAT</text:span><text:span text:style-name="T3">,</text:span><text:span text:style-name="T23"> </text:span><text:span text:style-name="T3">SourceName</text:span><text:span text:style-name="T8">=</text:span><text:span text:style-name="T11">"V"</text:span><text:span text:style-name="T18">)</text:span></text:p>
      <text:p text:style-name="P5"><text:s text:c="2"/></text:p>
      <text:p text:style-name="P5"><text:s text:c="2"/><text:span text:style-name="T14">// finalise the communication interface</text:span></text:p>
      <text:p text:style-name="P5"><text:s text:c="2"/><text:span text:style-name="T18">[</text:span><text:span text:style-name="T21">sim</text:span><text:span text:style-name="T3">,PacketFramework</text:span><text:span text:style-name="T18">]</text:span><text:span text:style-name="T23"> </text:span><text:span text:style-name="T8">=</text:span><text:span text:style-name="T23"> </text:span><text:span text:style-name="T3">ld_PF_Finalise</text:span><text:span text:style-name="T18">(</text:span><text:span text:style-name="T21">sim</text:span><text:span text:style-name="T3">,PacketFramework</text:span><text:span text:style-name="T18">)</text:span><text:span text:style-name="T3">;</text:span></text:p>
      <text:p text:style-name="P5"><text:s text:c="2"/><text:span text:style-name="T3">ld_PF_Export_js</text:span><text:span text:style-name="T18">(</text:span><text:span text:style-name="T3">PacketFramework,</text:span><text:span text:style-name="T23"> </text:span><text:span text:style-name="T3">fname</text:span><text:span text:style-name="T8">=</text:span><text:span text:style-name="T11">"ProtocollConfig.json"</text:span><text:span text:style-name="T18">)</text:span><text:span text:style-name="T3">;</text:span></text:p>
      <text:p text:style-name="P6"/>
      <text:p text:style-name="P5"><text:s text:c="2"/><text:span text:style-name="T21">outlist</text:span><text:span text:style-name="T23"> </text:span><text:span text:style-name="T8">=</text:span><text:span text:style-name="T23"> </text:span><text:span text:style-name="T26">list</text:span><text:span text:style-name="T18">()</text:span><text:span text:style-name="T3">;</text:span></text:p>
      <text:p text:style-name="P3">endfunction</text:p>
      <text:p text:style-name="P6"><text:soft-page-break/></text:p>
      <text:p text:style-name="P2">// This is the main top level schematic</text:p>
      <text:p text:style-name="P4"><text:span text:style-name="T16">function</text:span> <text:span text:style-name="T17">[</text:span><text:span text:style-name="T20">sim</text:span><text:span text:style-name="T1">, </text:span><text:span text:style-name="T20">outlist</text:span><text:span text:style-name="T17">]</text:span><text:span text:style-name="T7">=</text:span><text:span text:style-name="T2">schematic_fn</text:span><text:span text:style-name="T17">(</text:span><text:span text:style-name="T20">sim</text:span><text:span text:style-name="T1">, </text:span><text:span text:style-name="T20">inlist</text:span><text:span text:style-name="T17">)</text:span> <text:s/></text:p>
      <text:p text:style-name="P6"/>
      <text:p text:style-name="P2">// </text:p>
      <text:p text:style-name="P2">// Create a thread that runs the control system</text:p>
      <text:p text:style-name="P2">// </text:p>
      <text:p text:style-name="P5"><text:s text:c="3"/></text:p>
      <text:p text:style-name="P5"><text:s text:c="8"/><text:span text:style-name="T3">ThreadPrioStruct</text:span><text:span text:style-name="T8">.</text:span><text:span text:style-name="T29">prio1</text:span><text:span text:style-name="T8">=</text:span><text:span text:style-name="T3">ORTD</text:span><text:span text:style-name="T8">.</text:span><text:span text:style-name="T29">ORTD_RT_NORMALTASK</text:span><text:span text:style-name="T3">;</text:span><text:span text:style-name="T23"> </text:span><text:span text:style-name="T14">// or <text:s/>ORTD.ORTD_RT_NORMALTASK</text:span></text:p>
      <text:p text:style-name="P5"><text:s text:c="8"/><text:span text:style-name="T3">ThreadPrioStruct</text:span><text:span text:style-name="T8">.</text:span><text:span text:style-name="T29">prio2</text:span><text:span text:style-name="T8">=</text:span><text:span text:style-name="T11">0</text:span><text:span text:style-name="T3">;</text:span><text:span text:style-name="T23"> </text:span><text:span text:style-name="T14">// for ORTD.ORTD_RT_REALTIMETASK: 1-99 as described in <text:s text:c="2"/>man sched_setscheduler</text:span></text:p>
      <text:p text:style-name="P5"><text:s text:c="34"/><text:span text:style-name="T14">// for ORTD.ORTD_RT_NORMALTASK this is the unix nice-value</text:span></text:p>
      <text:p text:style-name="P5"><text:s text:c="8"/><text:span text:style-name="T3">ThreadPrioStruct</text:span><text:span text:style-name="T8">.</text:span><text:span text:style-name="T29">cpu</text:span><text:span text:style-name="T23"> </text:span><text:span text:style-name="T8">=</text:span><text:span text:style-name="T23"> </text:span><text:span text:style-name="T8">-</text:span><text:span text:style-name="T11">1</text:span><text:span text:style-name="T3">;</text:span><text:span text:style-name="T23"> </text:span><text:span text:style-name="T14">// The CPU on which the thread will run; -1 dynamically assigns to a CPU, </text:span></text:p>
      <text:p text:style-name="P5"><text:s text:c="35"/><text:span text:style-name="T14">// counting of the CPUs starts at 0</text:span></text:p>
      <text:p text:style-name="P6"/>
      <text:p text:style-name="P5"><text:s text:c="8"/><text:span text:style-name="T18">[</text:span><text:span text:style-name="T21">sim</text:span><text:span text:style-name="T3">,</text:span><text:span text:style-name="T23"> </text:span><text:span text:style-name="T3">StartThread</text:span><text:span text:style-name="T18">]</text:span><text:span text:style-name="T23"> </text:span><text:span text:style-name="T8">=</text:span><text:span text:style-name="T23"> </text:span><text:span text:style-name="T3">ld_initimpuls</text:span><text:span text:style-name="T18">(</text:span><text:span text:style-name="T21">sim</text:span><text:span text:style-name="T3">,</text:span><text:span text:style-name="T23"> </text:span><text:span text:style-name="T3">ev</text:span><text:span text:style-name="T18">)</text:span><text:span text:style-name="T3">;</text:span><text:span text:style-name="T23"> </text:span><text:span text:style-name="T14">// triggers your computation only once</text:span></text:p>
      <text:p text:style-name="P5"><text:s text:c="8"/><text:span text:style-name="T18">[</text:span><text:span text:style-name="T21">sim</text:span><text:span text:style-name="T3">,</text:span><text:span text:style-name="T23"> </text:span><text:span text:style-name="T21">outlist</text:span><text:span text:style-name="T3">,</text:span><text:span text:style-name="T23"> </text:span><text:span text:style-name="T3">computation_finished</text:span><text:span text:style-name="T18">]</text:span><text:span text:style-name="T23"> </text:span><text:span text:style-name="T8">=</text:span><text:span text:style-name="T23"> </text:span><text:span text:style-name="T3">ld_async_simulation</text:span><text:span text:style-name="T18">(</text:span><text:span text:style-name="T21">sim</text:span><text:span text:style-name="T3">,</text:span><text:span text:style-name="T23"> </text:span><text:span text:style-name="T3">ev,</text:span><text:span text:style-name="T23"> </text:span><text:span text:style-name="T31">...</text:span></text:p>
      <text:p text:style-name="P5"><text:s text:c="30"/><text:span text:style-name="T21">inlist</text:span><text:span text:style-name="T8">=</text:span><text:span text:style-name="T26">list</text:span><text:span text:style-name="T18">()</text:span><text:span text:style-name="T3">,</text:span><text:span text:style-name="T23"> </text:span><text:span text:style-name="T31">...</text:span></text:p>
      <text:p text:style-name="P5"><text:s text:c="30"/><text:span text:style-name="T3">insizes</text:span><text:span text:style-name="T8">=</text:span><text:span text:style-name="T18">[]</text:span><text:span text:style-name="T3">,</text:span><text:span text:style-name="T23"> </text:span><text:span text:style-name="T3">outsizes</text:span><text:span text:style-name="T8">=</text:span><text:span text:style-name="T18">[]</text:span><text:span text:style-name="T3">,</text:span><text:span text:style-name="T23"> </text:span><text:span text:style-name="T31">...</text:span></text:p>
      <text:p text:style-name="P5"><text:s text:c="30"/><text:span text:style-name="T3">intypes</text:span><text:span text:style-name="T8">=</text:span><text:span text:style-name="T18">[]</text:span><text:span text:style-name="T3">,</text:span><text:span text:style-name="T23"> </text:span><text:span text:style-name="T3">outtypes</text:span><text:span text:style-name="T8">=</text:span><text:span text:style-name="T18">[]</text:span><text:span text:style-name="T3">,</text:span><text:span text:style-name="T23"> </text:span><text:span text:style-name="T31">...</text:span></text:p>
      <text:p text:style-name="P5"><text:s text:c="30"/><text:span text:style-name="T3">nested_fn</text:span><text:span text:style-name="T23"> </text:span><text:span text:style-name="T8">=</text:span><text:span text:style-name="T23"> </text:span><text:span text:style-name="T4">Thread_MainRT</text:span><text:span text:style-name="T3">,</text:span><text:span text:style-name="T23"> </text:span><text:span text:style-name="T31">...</text:span></text:p>
      <text:p text:style-name="P5"><text:s text:c="30"/><text:span text:style-name="T3">TriggerSignal</text:span><text:span text:style-name="T8">=</text:span><text:span text:style-name="T3">StartThread,</text:span><text:span text:style-name="T23"> </text:span><text:span text:style-name="T3">name</text:span><text:span text:style-name="T8">=</text:span><text:span text:style-name="T11">"MainRealtimeThread"</text:span><text:span text:style-name="T3">,</text:span><text:span text:style-name="T23"> </text:span><text:span text:style-name="T31">...</text:span></text:p>
      <text:p text:style-name="P5"><text:s text:c="30"/><text:span text:style-name="T3">ThreadPrioStruct,</text:span><text:span text:style-name="T23"> </text:span><text:span text:style-name="T3">userdata</text:span><text:span text:style-name="T8">=</text:span><text:span text:style-name="T26">list</text:span><text:span text:style-name="T18">()</text:span><text:span text:style-name="T23"> </text:span><text:span text:style-name="T18">)</text:span><text:span text:style-name="T3">;</text:span></text:p>
      <text:p text:style-name="P5"><text:s text:c="7"/></text:p>
      <text:p text:style-name="P5"><text:s text:c="3"/><text:span text:style-name="T14">// output of schematic (empty)</text:span></text:p>
      <text:p text:style-name="P5"><text:s text:c="3"/><text:span text:style-name="T21">outlist</text:span><text:span text:style-name="T23"> </text:span><text:span text:style-name="T8">=</text:span><text:span text:style-name="T23"> </text:span><text:span text:style-name="T26">list</text:span><text:span text:style-name="T18">()</text:span><text:span text:style-name="T3">;</text:span></text:p>
      <text:p text:style-name="P3">endfunction</text:p>
      <text:p text:style-name="P6"/>
      <text:p text:style-name="P5"><text:s text:c="2"/></text:p>
      <text:p text:style-name="P6"/>
      <text:p text:style-name="P2">//</text:p>
      <text:p text:style-name="P2">// Set-up (no detailed understanding necessary)</text:p>
      <text:p text:style-name="P2">//</text:p>
      <text:p text:style-name="P6"/>
      <text:p text:style-name="P4"><text:span text:style-name="T1">thispath</text:span> <text:span text:style-name="T7">=</text:span> <text:span text:style-name="T25">get_absolute_file_path</text:span><text:span text:style-name="T17">(</text:span><text:span text:style-name="T1">ProgramName</text:span><text:span text:style-name="T7">+</text:span><text:span text:style-name="T10">'.sce'</text:span><text:span text:style-name="T17">)</text:span><text:span text:style-name="T1">;</text:span></text:p>
      <text:p text:style-name="P4"><text:span text:style-name="T25">cd</text:span><text:span text:style-name="T17">(</text:span><text:span text:style-name="T1">thispath</text:span><text:span text:style-name="T17">)</text:span><text:span text:style-name="T1">;</text:span></text:p>
      <text:p text:style-name="P4"><text:span text:style-name="T1">z</text:span> <text:span text:style-name="T7">=</text:span> <text:span text:style-name="T25">poly</text:span><text:span text:style-name="T17">(</text:span><text:span text:style-name="T10">0</text:span><text:span text:style-name="T1">,</text:span><text:span text:style-name="T10">'z'</text:span><text:span text:style-name="T17">)</text:span><text:span text:style-name="T1">;</text:span></text:p>
      <text:p text:style-name="P6"/>
      <text:p text:style-name="P2">// defile ev</text:p>
      <text:p text:style-name="P4"><text:span text:style-name="T1">ev</text:span> <text:span text:style-name="T7">=</text:span> <text:span text:style-name="T17">[</text:span><text:span text:style-name="T10">0</text:span><text:span text:style-name="T17">]</text:span><text:span text:style-name="T1">;</text:span> <text:span text:style-name="T13">// main event</text:span></text:p>
      <text:p text:style-name="P6"/>
      <text:p text:style-name="P4"><text:span text:style-name="T13">// set-up schematic by calling the user defined function "schematic_fn"</text:span></text:p>
      <text:p text:style-name="P4"><text:span text:style-name="T1">insizes</text:span> <text:span text:style-name="T7">=</text:span> <text:span text:style-name="T17">[]</text:span><text:span text:style-name="T1">;</text:span> <text:span text:style-name="T1">outsizes</text:span><text:span text:style-name="T7">=</text:span><text:span text:style-name="T17">[]</text:span><text:span text:style-name="T1">;</text:span></text:p>
      <text:p text:style-name="P4"><text:span text:style-name="T17">[</text:span><text:span text:style-name="T1">sim_container_irpar,</text:span> <text:span text:style-name="T1">sim</text:span><text:span text:style-name="T17">]</text:span><text:span text:style-name="T7">=</text:span><text:span text:style-name="T1">libdyn_setup_schematic</text:span><text:span text:style-name="T17">(</text:span><text:span text:style-name="T2">schematic_fn</text:span><text:span text:style-name="T1">,</text:span> <text:span text:style-name="T1">insizes,</text:span> <text:span text:style-name="T1">outsizes</text:span><text:span text:style-name="T17">)</text:span><text:span text:style-name="T1">;</text:span></text:p>
      <text:p text:style-name="P6"/>
      <text:p text:style-name="P2">// pack the simulation into a irpar container</text:p>
      <text:p text:style-name="P4"><text:span text:style-name="T1">parlist</text:span> <text:span text:style-name="T7">=</text:span> <text:span text:style-name="T1">new_irparam_set</text:span><text:span text:style-name="T17">()</text:span><text:span text:style-name="T1">;</text:span></text:p>
      <text:p text:style-name="P4"><text:span text:style-name="T1">parlist</text:span> <text:span text:style-name="T7">=</text:span> <text:span text:style-name="T1">new_irparam_container</text:span><text:span text:style-name="T17">(</text:span><text:span text:style-name="T1">parlist,</text:span> <text:span text:style-name="T1">sim_container_irpar,</text:span> <text:span text:style-name="T10">901</text:span><text:span text:style-name="T17">)</text:span><text:span text:style-name="T1">;</text:span> <text:span text:style-name="T13">// pack simulations into irpar container with id = 901</text:span></text:p>
      <text:p text:style-name="P4"><text:span text:style-name="T1">par</text:span> <text:span text:style-name="T7">=</text:span> <text:span text:style-name="T1">combine_irparam</text:span><text:span text:style-name="T17">(</text:span><text:span text:style-name="T1">parlist</text:span><text:span text:style-name="T17">)</text:span><text:span text:style-name="T1">;</text:span> <text:span text:style-name="T13">// complete irparam set</text:span></text:p>
      <text:p text:style-name="P4"><text:span text:style-name="T1">save_irparam</text:span><text:span text:style-name="T17">(</text:span><text:span text:style-name="T1">par,</text:span> <text:span text:style-name="T1">ProgramName</text:span><text:span text:style-name="T7">+</text:span><text:span text:style-name="T10">'.ipar'</text:span><text:span text:style-name="T1">,</text:span> <text:span text:style-name="T1">ProgramName</text:span><text:span text:style-name="T7">+</text:span><text:span text:style-name="T10">'.rpar'</text:span><text:span text:style-name="T17">)</text:span><text:span text:style-name="T1">;</text:span> <text:span text:style-name="T13">// Save the schematic to disk</text:span></text:p>
      <text:p text:style-name="P6"/>
      <text:p text:style-name="P2">// clear</text:p>
      <text:p text:style-name="P7"><text:span text:style-name="T1">par</text:span><text:span text:style-name="T7">.</text:span><text:span text:style-name="T28">ipar</text:span> <text:span text:style-name="T7">=</text:span> <text:span text:style-name="T17">[]</text:span><text:span text:style-name="T1">;</text:span> <text:span text:style-name="T1">par</text:span><text:span text:style-name="T7">.</text:span><text:span text:style-name="T28">rpar</text:span> <text:span text:style-name="T7">=</text:span> <text:span text:style-name="T17">[]</text:span><text:span text:style-name="T1">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d" svg:font-family="Monospaced"/>
    <style:font-face style:name="Monospaced1" svg:font-family="Monospaced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0:28:42</meta:creation-date>
    <dc:date>2014-06-02T10:44:30</dc:date>
    <meta:editing-duration>PT2M52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118" meta:word-count="588" meta:character-count="5550" meta:non-whitespace-character-count="4321"/>
  </office:meta>
</office:document-meta>
</file>